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28800000635200000BD89F82E7E0D860330D.svg" manifest:media-type="image/svg+xml"/>
  <manifest:file-entry manifest:full-path="Pictures/10000001000003C100000065879EF661EBF7DF52.png" manifest:media-type="image/png"/>
  <manifest:file-entry manifest:full-path="Pictures/100000010000026D000001B988E460D0D2A1561B.png" manifest:media-type="image/png"/>
  <manifest:file-entry manifest:full-path="Pictures/10002D190000635200000A70D194702A202240FA.svg" manifest:media-type="image/svg+xml"/>
  <manifest:file-entry manifest:full-path="Pictures/10004AE60000402F00002D944B3C1D56B147A882.svg" manifest:media-type="image/svg+xml"/>
  <manifest:file-entry manifest:full-path="Pictures/100000010000019100000119D527188D475F6C32.png" manifest:media-type="image/png"/>
  <manifest:file-entry manifest:full-path="Pictures/10000001000001910000022126F917EFB2CBE989.png" manifest:media-type="image/png"/>
  <manifest:file-entry manifest:full-path="Pictures/10004ACF0000297200003854910128FF3C9B75A1.svg" manifest:media-type="image/svg+xml"/>
  <manifest:file-entry manifest:full-path="Pictures/1000000100000349000001D8A439E23B812AE4D6.png" manifest:media-type="image/png"/>
  <manifest:file-entry manifest:full-path="Pictures/1000327B00003C0C0000233E56B343F7D09F8FD5.svg" manifest:media-type="image/svg+xml"/>
  <manifest:file-entry manifest:full-path="Pictures/100027A40000635200000A7008027DFD5DBF957E.svg" manifest:media-type="image/svg+xml"/>
  <manifest:file-entry manifest:full-path="Pictures/100024160000635200000A70DD498741E6D0C29A.svg" manifest:media-type="image/svg+xml"/>
  <manifest:file-entry manifest:full-path="Pictures/100019690000297200001D0B5BD27C04B532FB87.svg" manifest:media-type="image/svg+xml"/>
  <manifest:file-entry manifest:full-path="Pictures/10007ED700007A0F00002672D5B70D512A46AC4C.svg" manifest:media-type="image/svg+xml"/>
  <manifest:file-entry manifest:full-path="Pictures/10000001000003C1000000655AA58F6D0270EB41.png" manifest:media-type="image/png"/>
  <manifest:file-entry manifest:full-path="Pictures/100000010000049D00000174178735029910DE62.png" manifest:media-type="image/png"/>
  <manifest:file-entry manifest:full-path="Pictures/1000952300007A0F000026720F69CDAEE1BDDB41.svg" manifest:media-type="image/svg+xml"/>
  <manifest:file-entry manifest:full-path="Pictures/10000001000003C100000073BD52F390E8145D86.png" manifest:media-type="image/png"/>
  <manifest:file-entry manifest:full-path="Pictures/1000000100000434000001D088D3BA82E6310AD9.png" manifest:media-type="image/png"/>
  <manifest:file-entry manifest:full-path="Pictures/10008E3D000099110000420BB3FA63EBBB9FF648.svg" manifest:media-type="image/svg+xml"/>
  <manifest:file-entry manifest:full-path="Pictures/100000010000024500000155F0A46FE3EA9C6F3F.png" manifest:media-type="image/png"/>
  <manifest:file-entry manifest:full-path="Pictures/10000001000003C100000065CDA9A0C39D9DB05B.png" manifest:media-type="image/png"/>
  <manifest:file-entry manifest:full-path="Pictures/1000167700002D9400001D0B7178AE311AB97799.svg" manifest:media-type="image/svg+xml"/>
  <manifest:file-entry manifest:full-path="Pictures/10000001000001B900000119A299A88A302FD995.png" manifest:media-type="image/png"/>
  <manifest:file-entry manifest:full-path="Pictures/100000010000049D000001744A6606ACC28FDEEC.png" manifest:media-type="image/png"/>
  <manifest:file-entry manifest:full-path="Pictures/10004E98000056EB000030C83EE643C098FA196D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5.371cm" svg:height="9.021cm" svg:x="3.222cm" svg:y="1.317cm">
          <draw:image xlink:href="Pictures/1000327B00003C0C0000233E56B343F7D09F8FD5.svg" xlink:type="simple" xlink:show="embed" xlink:actuate="onLoad" draw:mime-type="image/svg+xml">
            <text:p/>
          </draw:image>
          <draw:image xlink:href="Pictures/100000010000024500000155F0A46FE3EA9C6F3F.png" xlink:type="simple" xlink:show="embed" xlink:actuate="onLoad" draw:mime-type="image/png"/>
        </draw:frame>
        <draw:frame draw:style-name="gr1" draw:text-style-name="P1" draw:layer="layout" svg:width="19.589cm" svg:height="6.169cm" svg:x="1.413cm" svg:y="12.293cm">
          <draw:image xlink:href="Pictures/10007ED700007A0F00002672D5B70D512A46AC4C.svg" xlink:type="simple" xlink:show="embed" xlink:actuate="onLoad" draw:mime-type="image/svg+xml">
            <text:p/>
          </draw:image>
          <draw:image xlink:href="Pictures/100000010000049D00000174178735029910DE62.png" xlink:type="simple" xlink:show="embed" xlink:actuate="onLoad" draw:mime-type="image/png"/>
        </draw:frame>
        <draw:frame draw:style-name="gr1" draw:text-style-name="P1" draw:layer="layout" svg:width="19.589cm" svg:height="6.169cm" svg:x="1cm" svg:y="19.596cm">
          <draw:image xlink:href="Pictures/1000952300007A0F000026720F69CDAEE1BDDB41.svg" xlink:type="simple" xlink:show="embed" xlink:actuate="onLoad" draw:mime-type="image/svg+xml">
            <text:p/>
          </draw:image>
          <draw:image xlink:href="Pictures/100000010000049D000001744A6606ACC28FDEEC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8.451cm" svg:x="1cm" svg:y="1.121cm">
          <draw:image xlink:href="Pictures/10008E3D000099110000420BB3FA63EBBB9FF648.svg" xlink:type="simple" xlink:show="embed" xlink:actuate="onLoad" draw:mime-type="image/svg+xml">
            <text:p/>
          </draw:image>
          <draw:image xlink:href="Pictures/1000000100000434000001D088D3BA82E6310AD9.png" xlink:type="simple" xlink:show="embed" xlink:actuate="onLoad" draw:mime-type="image/png"/>
        </draw:frame>
        <draw:frame draw:style-name="gr1" draw:text-style-name="P1" draw:layer="layout" svg:width="19.589cm" svg:height="2.057cm" svg:x="1.223cm" svg:y="13.071cm">
          <draw:image xlink:href="Pictures/100024160000635200000A70DD498741E6D0C29A.svg" xlink:type="simple" xlink:show="embed" xlink:actuate="onLoad" draw:mime-type="image/svg+xml">
            <text:p/>
          </draw:image>
          <draw:image xlink:href="Pictures/10000001000003C100000065CDA9A0C39D9DB05B.png" xlink:type="simple" xlink:show="embed" xlink:actuate="onLoad" draw:mime-type="image/png"/>
        </draw:frame>
        <draw:frame draw:style-name="gr1" draw:text-style-name="P1" draw:layer="layout" svg:width="11.667cm" svg:height="7.434cm" svg:x="4.89cm" svg:y="18.331cm">
          <draw:image xlink:href="Pictures/1000167700002D9400001D0B7178AE311AB97799.svg" xlink:type="simple" xlink:show="embed" xlink:actuate="onLoad" draw:mime-type="image/svg+xml">
            <text:p/>
          </draw:image>
          <draw:image xlink:href="Pictures/10000001000001B900000119A299A88A302FD995.png" xlink:type="simple" xlink:show="embed" xlink:actuate="onLoad" draw:mime-type="image/png"/>
        </draw:frame>
      </draw:page>
      <draw:page draw:name="page3" draw:style-name="dp1" draw:master-page-name="Default">
        <draw:frame draw:style-name="gr1" draw:text-style-name="P1" draw:layer="layout" svg:width="19.589cm" svg:height="10.993cm" svg:x="0.778cm" svg:y="1.119cm">
          <draw:image xlink:href="Pictures/10004E98000056EB000030C83EE643C098FA196D.svg" xlink:type="simple" xlink:show="embed" xlink:actuate="onLoad" draw:mime-type="image/svg+xml">
            <text:p/>
          </draw:image>
          <draw:image xlink:href="Pictures/1000000100000349000001D8A439E23B812AE4D6.png" xlink:type="simple" xlink:show="embed" xlink:actuate="onLoad" draw:mime-type="image/png"/>
        </draw:frame>
        <draw:frame draw:style-name="gr1" draw:text-style-name="P1" draw:layer="layout" svg:width="10.609cm" svg:height="14.419cm" svg:x="5.631cm" svg:y="12.112cm">
          <draw:image xlink:href="Pictures/10004ACF0000297200003854910128FF3C9B75A1.svg" xlink:type="simple" xlink:show="embed" xlink:actuate="onLoad" draw:mime-type="image/svg+xml">
            <text:p/>
          </draw:image>
          <draw:image xlink:href="Pictures/10000001000001910000022126F917EFB2CBE989.png" xlink:type="simple" xlink:show="embed" xlink:actuate="onLoad" draw:mime-type="image/png"/>
        </draw:frame>
      </draw:page>
      <draw:page draw:name="page4" draw:style-name="dp1" draw:master-page-name="Default">
        <draw:frame draw:style-name="gr1" draw:text-style-name="P1" draw:layer="layout" svg:width="10.609cm" svg:height="7.434cm" svg:x="5.313cm" svg:y="1.317cm">
          <draw:image xlink:href="Pictures/100019690000297200001D0B5BD27C04B532FB87.svg" xlink:type="simple" xlink:show="embed" xlink:actuate="onLoad" draw:mime-type="image/svg+xml">
            <text:p/>
          </draw:image>
          <draw:image xlink:href="Pictures/100000010000019100000119D527188D475F6C32.png" xlink:type="simple" xlink:show="embed" xlink:actuate="onLoad" draw:mime-type="image/png"/>
        </draw:frame>
        <draw:frame draw:style-name="gr1" draw:text-style-name="P1" draw:layer="layout" svg:width="16.43cm" svg:height="11.667cm" svg:x="2.27cm" svg:y="10.525cm">
          <draw:image xlink:href="Pictures/10004AE60000402F00002D944B3C1D56B147A882.svg" xlink:type="simple" xlink:show="embed" xlink:actuate="onLoad" draw:mime-type="image/svg+xml">
            <text:p/>
          </draw:image>
          <draw:image xlink:href="Pictures/100000010000026D000001B988E460D0D2A1561B.png" xlink:type="simple" xlink:show="embed" xlink:actuate="onLoad" draw:mime-type="image/png"/>
        </draw:frame>
        <draw:frame draw:style-name="gr1" draw:text-style-name="P1" draw:layer="layout" svg:width="19.589cm" svg:height="2.057cm" svg:x="1cm" svg:y="22.12cm">
          <draw:image xlink:href="Pictures/10002D190000635200000A70D194702A202240FA.svg" xlink:type="simple" xlink:show="embed" xlink:actuate="onLoad" draw:mime-type="image/svg+xml">
            <text:p/>
          </draw:image>
          <draw:image xlink:href="Pictures/10000001000003C1000000655AA58F6D0270EB41.png" xlink:type="simple" xlink:show="embed" xlink:actuate="onLoad" draw:mime-type="image/png"/>
        </draw:frame>
        <draw:frame draw:style-name="gr1" draw:text-style-name="P1" draw:layer="layout" svg:width="19.589cm" svg:height="2.057cm" svg:x="1.001cm" svg:y="24.66cm">
          <draw:image xlink:href="Pictures/100027A40000635200000A7008027DFD5DBF957E.svg" xlink:type="simple" xlink:show="embed" xlink:actuate="onLoad" draw:mime-type="image/svg+xml">
            <text:p/>
          </draw:image>
          <draw:image xlink:href="Pictures/10000001000003C100000065879EF661EBF7DF52.png" xlink:type="simple" xlink:show="embed" xlink:actuate="onLoad" draw:mime-type="image/png"/>
        </draw:frame>
        <draw:frame draw:style-name="gr1" draw:text-style-name="P1" draw:layer="layout" svg:width="19.589cm" svg:height="2.335cm" svg:x="1cm" svg:y="27.24cm">
          <draw:image xlink:href="Pictures/100028800000635200000BD89F82E7E0D860330D.svg" xlink:type="simple" xlink:show="embed" xlink:actuate="onLoad" draw:mime-type="image/svg+xml">
            <text:p/>
          </draw:image>
          <draw:image xlink:href="Pictures/10000001000003C100000073BD52F390E8145D86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00:37:46.787080140</meta:creation-date>
    <meta:generator>LibreOffice/7.2.5.2$Linux_X86_64 LibreOffice_project/20$Build-2</meta:generator>
    <dc:date>2022-01-30T01:42:46.233008285</dc:date>
    <meta:editing-duration>PT43M29S</meta:editing-duration>
    <meta:editing-cycles>1</meta:editing-cycles>
    <meta:document-statistic meta:object-count="13"/>
  </office:meta>
</office:document-meta>
</file>